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ffc" officeooo:paragraph-rsid="00060ffc"/>
    </style:style>
    <style:style style:name="P2" style:family="paragraph" style:parent-style-name="Standard">
      <style:text-properties officeooo:rsid="0006296b" officeooo:paragraph-rsid="0006296b"/>
    </style:style>
    <style:style style:name="P3" style:family="paragraph" style:parent-style-name="Standard">
      <style:text-properties officeooo:rsid="0008931b" officeooo:paragraph-rsid="0008931b"/>
    </style:style>
    <style:style style:name="P4" style:family="paragraph" style:parent-style-name="Standard">
      <style:text-properties officeooo:rsid="000e4ed0" officeooo:paragraph-rsid="000e4ed0"/>
    </style:style>
    <style:style style:name="P5" style:family="paragraph" style:parent-style-name="Standard">
      <style:text-properties officeooo:rsid="000edcdc" officeooo:paragraph-rsid="000edcdc"/>
    </style:style>
    <style:style style:name="P6" style:family="paragraph" style:parent-style-name="Standard">
      <style:text-properties officeooo:rsid="000fd763" officeooo:paragraph-rsid="000fd763"/>
    </style:style>
    <style:style style:name="P7" style:family="paragraph" style:parent-style-name="Standard">
      <style:text-properties officeooo:rsid="00108586" officeooo:paragraph-rsid="00108586"/>
    </style:style>
    <style:style style:name="P8" style:family="paragraph" style:parent-style-name="Standard">
      <style:text-properties officeooo:rsid="0010a160" officeooo:paragraph-rsid="0010a160"/>
    </style:style>
    <style:style style:name="P9" style:family="paragraph" style:parent-style-name="Standard">
      <style:text-properties officeooo:rsid="00131c7a" officeooo:paragraph-rsid="00131c7a"/>
    </style:style>
    <style:style style:name="T1" style:family="text">
      <style:text-properties officeooo:rsid="0006296b"/>
    </style:style>
    <style:style style:name="T2" style:family="text">
      <style:text-properties officeooo:rsid="0008931b"/>
    </style:style>
    <style:style style:name="T3" style:family="text">
      <style:text-properties officeooo:rsid="000c69a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8586" style:font-weight-asian="bold" style:font-weight-complex="bold"/>
    </style:style>
    <style:style style:name="T6" style:family="text">
      <style:text-properties fo:font-weight="bold" officeooo:rsid="0010a160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08586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0a16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1465f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08586"/>
    </style:style>
    <style:style style:name="T13" style:family="text">
      <style:text-properties style:text-underline-style="solid" style:text-underline-width="auto" style:text-underline-color="font-color" officeooo:rsid="0010a160"/>
    </style:style>
    <style:style style:name="T14" style:family="text">
      <style:text-properties style:text-underline-style="solid" style:text-underline-width="auto" style:text-underline-color="font-color" officeooo:rsid="0011465f"/>
    </style:style>
    <style:style style:name="T15" style:family="text">
      <style:text-properties officeooo:rsid="00108586"/>
    </style:style>
    <style:style style:name="T16" style:family="text">
      <style:text-properties officeooo:rsid="0010a160"/>
    </style:style>
    <style:style style:name="T17" style:family="text">
      <style:text-properties officeooo:rsid="001146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utilisateur a des journaux.</text:p>
      <text:p text:style-name="P1">Un utilisateur a un nom d’utilisateur et un mot de passe.</text:p>
      <text:p text:style-name="P1">Un journal a <text:span text:style-name="T1">une date, </text:span>des plats et des aliments <text:span text:style-name="T2">dans une certaine quantité</text:span>.</text:p>
      <text:p text:style-name="P1">Un aliment a <text:span text:style-name="T1">un nom, </text:span><text:span text:style-name="T3">une unité, </text:span><text:span text:style-name="T1">des calories, </text:span>des glucides (sucre, fibres, …), des lipides (acides gras saturés, acides gras insaturés, acides gras trans, …), des protéines, du sel, des minéraux (potassium, magnésium, calcium, ) et des vitamines (A, B1, B2, C, D, E, K, …).</text:p>
      <text:p text:style-name="P1">Un aliment peut avoir un code-barre.</text:p>
      <text:p text:style-name="P1">Un plat a des aliments <text:span text:style-name="T2">en une certaine proportion</text:span>.</text:p>
      <text:p text:style-name="P1">Un aliment a des journaux.</text:p>
      <text:p text:style-name="P1">Un plat a des journaux.</text:p>
      <text:p text:style-name="P2">Un plat a un nom</text:p>
      <text:p text:style-name="P2"/>
      <text:p text:style-name="P2"/>
      <text:p text:style-name="P3"/>
      <text:p text:style-name="P4">Utilisateur(<text:span text:style-name="T4">username</text:span>, password)</text:p>
      <text:p text:style-name="P5">Aliment(<text:span text:style-name="T4">nom</text:span><text:span text:style-name="T5">Aliment</text:span>, calories, unite, glucides, M_gras, proteines, sel, vitamines, mineraux)</text:p>
      <text:p text:style-name="P5">Plat(<text:span text:style-name="T4">nom</text:span><text:span text:style-name="T5">Plat</text:span>, <text:span text:style-name="T9">username</text:span><text:span text:style-name="T15">, </text:span>portions)</text:p>
      <text:p text:style-name="P6">Recette(<text:span text:style-name="T9">nomPlat</text:span><text:span text:style-name="T15">, </text:span><text:span text:style-name="T9">nomAliment</text:span><text:span text:style-name="T15">, quantite)</text:span></text:p>
      <text:p text:style-name="P7">Composition_<text:span text:style-name="T16">journal_</text:span>plat(<text:span text:style-name="T6">date</text:span><text:span text:style-name="T16">, </text:span><text:span text:style-name="T10">username</text:span><text:span text:style-name="T16">, </text:span><text:span text:style-name="T10">nomPlat</text:span><text:span text:style-name="T16">, nbrePortions)</text:span></text:p>
      <text:p text:style-name="P8">Composition_journal_aliment(<text:span text:style-name="T4">date</text:span>, <text:span text:style-name="T11">username</text:span><text:span text:style-name="T17">, </text:span><text:span text:style-name="T11">nomAliment</text:span><text:span text:style-name="T17">, quantite)</text:span></text:p>
      <text:p text:style-name="P9">CodeBarre(<text:span text:style-name="T4">code_barre</text:span>, <text:span text:style-name="T7">nomAliment</text:span>, mar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2:06:02.158943517</meta:creation-date>
    <meta:generator>LibreOffice/7.3.7.2$Linux_X86_64 LibreOffice_project/30$Build-2</meta:generator>
    <dc:date>2023-11-22T00:49:39.309551732</dc:date>
    <meta:editing-duration>PT2H28M8S</meta:editing-duration>
    <meta:editing-cycles>3</meta:editing-cycles>
    <meta:document-statistic meta:table-count="0" meta:image-count="0" meta:object-count="0" meta:page-count="1" meta:paragraph-count="16" meta:word-count="135" meta:character-count="949" meta:non-whitespace-character-count="830"/>
  </office:meta>
</office:document-meta>
</file>